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C00000058DB31DC62.png" manifest:media-type="image/png"/>
  <manifest:file-entry manifest:full-path="Pictures/10000001000002E000000057CDEC78E6.png" manifest:media-type="image/png"/>
  <manifest:file-entry manifest:full-path="Pictures/10000001000002C80000004E9BFC5B2C.png" manifest:media-type="image/png"/>
  <manifest:file-entry manifest:full-path="Pictures/10000001000002CD0000003D6356FBDF.png" manifest:media-type="image/png"/>
  <manifest:file-entry manifest:full-path="Pictures/10000001000002450000006A0EEC9288.png" manifest:media-type="image/png"/>
  <manifest:file-entry manifest:full-path="Pictures/10000001000002D60000004EB0479688.png" manifest:media-type="image/png"/>
  <manifest:file-entry manifest:full-path="Pictures/10000001000002D80000005762519BFD.png" manifest:media-type="image/png"/>
  <manifest:file-entry manifest:full-path="Pictures/10000001000002E10000005C100461BF.png" manifest:media-type="image/png"/>
  <manifest:file-entry manifest:full-path="Pictures/10000001000002CD0000004D19A5937F.png" manifest:media-type="image/png"/>
  <manifest:file-entry manifest:full-path="Pictures/10000001000002EE00000041DD1B2113.png" manifest:media-type="image/png"/>
  <manifest:file-entry manifest:full-path="Pictures/10000001000002D70000004CC7B44DB2.png" manifest:media-type="image/png"/>
  <manifest:file-entry manifest:full-path="Pictures/10000001000002D20000003E998AE9CF.png" manifest:media-type="image/png"/>
  <manifest:file-entry manifest:full-path="Pictures/10000001000002E6000000343377E820.png" manifest:media-type="image/png"/>
  <manifest:file-entry manifest:full-path="Pictures/10000001000002D700000042F31D476E.png" manifest:media-type="image/png"/>
  <manifest:file-entry manifest:full-path="Pictures/10000001000002CD00000037C2AE010B.png" manifest:media-type="image/png"/>
  <manifest:file-entry manifest:full-path="Pictures/10000001000002D80000003C1D43D033.png" manifest:media-type="image/png"/>
  <manifest:file-entry manifest:full-path="Pictures/10000001000002C90000003E6A4A23FE.png" manifest:media-type="image/png"/>
  <manifest:file-entry manifest:full-path="Pictures/10000001000002B70000004417F71D74.png" manifest:media-type="image/png"/>
  <manifest:file-entry manifest:full-path="Pictures/10000001000002AB00000049360BCDE7.png" manifest:media-type="image/png"/>
  <manifest:file-entry manifest:full-path="Pictures/10000001000002B7000000C905052E3F.png" manifest:media-type="image/png"/>
  <manifest:file-entry manifest:full-path="Pictures/10000001000002CC000000FC077B0A73.png" manifest:media-type="image/png"/>
  <manifest:file-entry manifest:full-path="Pictures/10000001000002C4000000D78ECDEDF1.png" manifest:media-type="image/png"/>
  <manifest:file-entry manifest:full-path="Pictures/10000001000002B40000007E2CC27A76.png" manifest:media-type="image/png"/>
  <manifest:file-entry manifest:full-path="Pictures/10000001000001C4000001F103E9659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n1" text:anchor-type="as-char" svg:width="15.58cm" svg:height="1.842cm" draw:z-index="0"><draw:image xlink:href="Pictures/10000001000002E000000057CDEC78E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n2" text:anchor-type="as-char" svg:width="12.298cm" svg:height="2.244cm" draw:z-index="1"><draw:image xlink:href="Pictures/10000001000002450000006A0EEC928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as-char" svg:width="15.369cm" svg:height="1.651cm" draw:z-index="2"><draw:image xlink:href="Pictures/10000001000002D60000004EB047968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n4" text:anchor-type="as-char" svg:width="15.409cm" svg:height="1.842cm" draw:z-index="3"><draw:image xlink:href="Pictures/10000001000002D80000005762519BF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n5" text:anchor-type="as-char" svg:width="15.071cm" svg:height="1.651cm" draw:z-index="4"><draw:image xlink:href="Pictures/10000001000002C80000004E9BFC5B2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n6" text:anchor-type="as-char" svg:width="15.602cm" svg:height="1.947cm" draw:z-index="5"><draw:image xlink:href="Pictures/10000001000002E10000005C100461B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n7" text:anchor-type="as-char" svg:width="15.834cm" svg:height="1.863cm" draw:z-index="6"><draw:image xlink:href="Pictures/10000001000002EC00000058DB31DC62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n8" text:anchor-type="as-char" svg:width="15.177cm" svg:height="1.63cm" draw:z-index="7"><draw:image xlink:href="Pictures/10000001000002CD0000004D19A5937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9" text:anchor-type="as-char" svg:width="15.877cm" svg:height="1.376cm" draw:z-index="8"><draw:image xlink:href="Pictures/10000001000002EE00000041DD1B211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n10" text:anchor-type="as-char" svg:width="15.388cm" svg:height="1.609cm" draw:z-index="9"><draw:image xlink:href="Pictures/10000001000002D70000004CC7B44DB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1" text:anchor-type="as-char" svg:width="15.282cm" svg:height="1.312cm" draw:z-index="10"><draw:image xlink:href="Pictures/10000001000002D20000003E998AE9C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n13" text:anchor-type="as-char" svg:width="15.177cm" svg:height="1.291cm" draw:z-index="12"><draw:image xlink:href="Pictures/10000001000002CD0000003D6356FBD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n14" text:anchor-type="as-char" svg:width="15.707cm" svg:height="1.101cm" draw:z-index="13"><draw:image xlink:href="Pictures/10000001000002E6000000343377E820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n17" text:anchor-type="as-char" svg:width="15.388cm" svg:height="1.397cm" draw:z-index="16"><draw:image xlink:href="Pictures/10000001000002D700000042F31D476E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n18" text:anchor-type="as-char" svg:width="15.177cm" svg:height="1.164cm" draw:z-index="17"><draw:image xlink:href="Pictures/10000001000002CD00000037C2AE010B.png" xlink:type="simple" xlink:show="embed" xlink:actuate="onLoad" draw:mime-type="image/png"/></draw:frame></text:p>
      <text:p text:style-name="Standard"/>
      <text:p text:style-name="Standard"/>
      <text:p text:style-name="Standard"><text:soft-page-break/><draw:frame draw:style-name="fr1" draw:name="Imagen19" text:anchor-type="as-char" svg:width="15.409cm" svg:height="1.27cm" draw:z-index="18"><draw:image xlink:href="Pictures/10000001000002D80000003C1D43D033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n20" text:anchor-type="as-char" svg:width="15.094cm" svg:height="1.312cm" draw:z-index="19"><draw:image xlink:href="Pictures/10000001000002C90000003E6A4A23FE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n21" text:anchor-type="as-char" svg:width="14.713cm" svg:height="1.439cm" draw:z-index="20"><draw:image xlink:href="Pictures/10000001000002B70000004417F71D74.png" xlink:type="simple" xlink:show="embed" xlink:actuate="onLoad" draw:mime-type="image/png"/></draw:frame></text:p>
      <text:p text:style-name="Standard"><draw:frame draw:style-name="fr1" draw:name="Imagen22" text:anchor-type="as-char" svg:width="14.459cm" svg:height="1.545cm" draw:z-index="21"><draw:image xlink:href="Pictures/10000001000002AB00000049360BCDE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3" text:anchor-type="as-char" svg:width="14.713cm" svg:height="4.255cm" draw:z-index="22"><draw:image xlink:href="Pictures/10000001000002B7000000C905052E3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n24" text:anchor-type="as-char" svg:width="15.155cm" svg:height="5.334cm" draw:z-index="23"><draw:image xlink:href="Pictures/10000001000002CC000000FC077B0A7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n12" text:anchor-type="as-char" svg:width="14.988cm" svg:height="4.551cm" draw:z-index="11"><draw:image xlink:href="Pictures/10000001000002C4000000D78ECDEDF1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n15" text:anchor-type="as-char" svg:width="14.647cm" svg:height="2.667cm" draw:z-index="14"><draw:image xlink:href="Pictures/10000001000002B40000007E2CC27A76.png" xlink:type="simple" xlink:show="embed" xlink:actuate="onLoad" draw:mime-type="image/png"/></draw:frame></text:p>
      <text:p text:style-name="Standard"/>
      <text:p text:style-name="Standard"><draw:frame draw:style-name="fr1" draw:name="Imagen16" text:anchor-type="as-char" svg:width="9.567cm" svg:height="10.52cm" draw:z-index="15"><draw:image xlink:href="Pictures/10000001000001C4000001F103E96590.png" xlink:type="simple" xlink:show="embed" xlink:actuate="onLoad" draw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3T18:28:51.591000000</meta:creation-date>
    <dc:date>2025-06-23T19:15:38.933000000</dc:date>
    <meta:editing-duration>PT36M17S</meta:editing-duration>
    <meta:editing-cycles>4</meta:editing-cycles>
    <meta:generator>LibreOffice/24.2.3.2$Windows_X86_64 LibreOffice_project/433d9c2ded56988e8a90e6b2e771ee4e6a5ab2ba</meta:generator>
    <meta:document-statistic meta:table-count="0" meta:image-count="24" meta:object-count="0" meta:page-count="4" meta:paragraph-count="24" meta:word-count="0" meta:character-count="0" meta:non-whitespace-character-count="0"/>
  </office:meta>
</office:document-meta>
</file>